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paragraph-rsid="0013cd90"/>
    </style:style>
    <style:style style:name="P2" style:family="paragraph" style:parent-style-name="Text_20_body">
      <style:text-properties officeooo:rsid="001519b6" officeooo:paragraph-rsid="001519b6"/>
    </style:style>
    <style:style style:name="P3" style:family="paragraph" style:parent-style-name="Text_20_body">
      <style:paragraph-properties fo:margin-left="2.501cm" fo:margin-right="0cm" fo:text-indent="0cm" style:auto-text-indent="false"/>
      <style:text-properties officeooo:rsid="00188146" officeooo:paragraph-rsid="00188146"/>
    </style:style>
    <style:style style:name="P4" style:family="paragraph" style:parent-style-name="Text_20_body">
      <style:paragraph-properties fo:margin-left="2.501cm" fo:margin-right="0cm" fo:text-indent="0cm" style:auto-text-indent="false"/>
      <style:text-properties officeooo:rsid="00188146" officeooo:paragraph-rsid="00425c8b"/>
    </style:style>
    <style:style style:name="P5" style:family="paragraph" style:parent-style-name="Heading_20_2">
      <style:text-properties officeooo:rsid="0013cd90" officeooo:paragraph-rsid="0013cd90"/>
    </style:style>
    <style:style style:name="P6" style:family="paragraph" style:parent-style-name="Text_20_body" style:list-style-name="L1">
      <style:text-properties officeooo:paragraph-rsid="00470080"/>
    </style:style>
    <style:style style:name="P7" style:family="paragraph" style:parent-style-name="Text_20_body" style:list-style-name="L1">
      <style:text-properties officeooo:rsid="001519b6" officeooo:paragraph-rsid="001519b6"/>
    </style:style>
    <style:style style:name="P8" style:family="paragraph" style:parent-style-name="Text_20_body">
      <style:text-properties officeooo:rsid="001519b6" officeooo:paragraph-rsid="001519b6"/>
    </style:style>
    <style:style style:name="P9" style:family="paragraph" style:parent-style-name="Text_20_body" style:list-style-name="L1">
      <style:text-properties officeooo:rsid="001ced10" officeooo:paragraph-rsid="001ced10"/>
    </style:style>
    <style:style style:name="P10" style:family="paragraph" style:parent-style-name="Text_20_body" style:list-style-name="L1">
      <style:text-properties officeooo:rsid="0024be9b" officeooo:paragraph-rsid="0024be9b"/>
    </style:style>
    <style:style style:name="P11" style:family="paragraph" style:parent-style-name="Text_20_body" style:list-style-name="L1">
      <style:text-properties officeooo:rsid="003130a1" officeooo:paragraph-rsid="003130a1"/>
    </style:style>
    <style:style style:name="P12" style:family="paragraph" style:parent-style-name="Text_20_body" style:list-style-name="L1">
      <style:text-properties officeooo:rsid="0034dba4" officeooo:paragraph-rsid="0034dba4"/>
    </style:style>
    <style:style style:name="P13" style:family="paragraph" style:parent-style-name="Text_20_body" style:list-style-name="L2">
      <style:text-properties officeooo:rsid="004e480f" officeooo:paragraph-rsid="004e480f"/>
    </style:style>
    <style:style style:name="P14" style:family="paragraph" style:parent-style-name="Text_20_body" style:list-style-name="L2">
      <style:text-properties officeooo:rsid="004e480f" officeooo:paragraph-rsid="00b46592"/>
    </style:style>
    <style:style style:name="P15" style:family="paragraph" style:parent-style-name="Text_20_body" style:list-style-name="L2">
      <style:text-properties officeooo:rsid="005ef619" officeooo:paragraph-rsid="005ef619"/>
    </style:style>
    <style:style style:name="P16" style:family="paragraph" style:parent-style-name="Text_20_body" style:list-style-name="L2">
      <style:text-properties officeooo:rsid="006c6ead" officeooo:paragraph-rsid="006c6ead"/>
    </style:style>
    <style:style style:name="P17" style:family="paragraph" style:parent-style-name="Text_20_body" style:list-style-name="L2">
      <style:text-properties officeooo:rsid="006c6ead" officeooo:paragraph-rsid="00a78263"/>
    </style:style>
    <style:style style:name="P18" style:family="paragraph" style:parent-style-name="Text_20_body" style:list-style-name="L2">
      <style:text-properties officeooo:rsid="006d8bb6" officeooo:paragraph-rsid="006d8bb6"/>
    </style:style>
    <style:style style:name="P19" style:family="paragraph" style:parent-style-name="Text_20_body" style:list-style-name="L2">
      <style:text-properties officeooo:rsid="007d1ac3" officeooo:paragraph-rsid="007d1ac3"/>
    </style:style>
    <style:style style:name="P20" style:family="paragraph" style:parent-style-name="Text_20_body" style:list-style-name="L2">
      <style:text-properties officeooo:rsid="008d1a81" officeooo:paragraph-rsid="008d1a81"/>
    </style:style>
    <style:style style:name="P21" style:family="paragraph" style:parent-style-name="Text_20_body" style:list-style-name="L2">
      <style:text-properties officeooo:rsid="008d1a81" officeooo:paragraph-rsid="0099a19c"/>
    </style:style>
    <style:style style:name="P22" style:family="paragraph" style:parent-style-name="Text_20_body" style:list-style-name="L2">
      <style:text-properties officeooo:rsid="009f15de" officeooo:paragraph-rsid="009f15de"/>
    </style:style>
    <style:style style:name="P23" style:family="paragraph" style:parent-style-name="Text_20_body" style:list-style-name="L2">
      <style:text-properties officeooo:rsid="00a12a30" officeooo:paragraph-rsid="00a12a30"/>
    </style:style>
    <style:style style:name="P24" style:family="paragraph" style:parent-style-name="Text_20_body" style:list-style-name="L2">
      <style:text-properties officeooo:rsid="00d90b67" officeooo:paragraph-rsid="00d90b67"/>
    </style:style>
    <style:style style:name="P25" style:family="paragraph" style:parent-style-name="Text_20_body" style:list-style-name="L2">
      <style:text-properties officeooo:rsid="00df7fde" officeooo:paragraph-rsid="00df7fde"/>
    </style:style>
    <style:style style:name="P26" style:family="paragraph" style:parent-style-name="Text_20_body" style:list-style-name="L1">
      <style:text-properties style:text-underline-style="solid" style:text-underline-width="auto" style:text-underline-color="font-color" officeooo:rsid="00448a6b" officeooo:paragraph-rsid="00448a6b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88146"/>
    </style:style>
    <style:style style:name="T3" style:family="text">
      <style:text-properties officeooo:rsid="001a25ed"/>
    </style:style>
    <style:style style:name="T4" style:family="text">
      <style:text-properties officeooo:rsid="001ffa01"/>
    </style:style>
    <style:style style:name="T5" style:family="text">
      <style:text-properties officeooo:rsid="0024be9b"/>
    </style:style>
    <style:style style:name="T6" style:family="text">
      <style:text-properties officeooo:rsid="0025610f"/>
    </style:style>
    <style:style style:name="T7" style:family="text">
      <style:text-properties officeooo:rsid="002669af"/>
    </style:style>
    <style:style style:name="T8" style:family="text">
      <style:text-properties officeooo:rsid="00287e64"/>
    </style:style>
    <style:style style:name="T9" style:family="text">
      <style:text-properties officeooo:rsid="0029ab95"/>
    </style:style>
    <style:style style:name="T10" style:family="text">
      <style:text-properties officeooo:rsid="002a3a4e"/>
    </style:style>
    <style:style style:name="T11" style:family="text">
      <style:text-properties officeooo:rsid="002e0bf6"/>
    </style:style>
    <style:style style:name="T12" style:family="text">
      <style:text-properties officeooo:rsid="00301ced"/>
    </style:style>
    <style:style style:name="T13" style:family="text">
      <style:text-properties officeooo:rsid="0034dba4"/>
    </style:style>
    <style:style style:name="T14" style:family="text">
      <style:text-properties officeooo:rsid="00374b87"/>
    </style:style>
    <style:style style:name="T15" style:family="text">
      <style:text-properties officeooo:rsid="00425c8b"/>
    </style:style>
    <style:style style:name="T16" style:family="text">
      <style:text-properties officeooo:rsid="00470080"/>
    </style:style>
    <style:style style:name="T17" style:family="text">
      <style:text-properties officeooo:rsid="0048e68f"/>
    </style:style>
    <style:style style:name="T18" style:family="text">
      <style:text-properties officeooo:rsid="004ad9fc"/>
    </style:style>
    <style:style style:name="T19" style:family="text">
      <style:text-properties officeooo:rsid="004cbfd2"/>
    </style:style>
    <style:style style:name="T20" style:family="text">
      <style:text-properties officeooo:rsid="00516ced"/>
    </style:style>
    <style:style style:name="T21" style:family="text">
      <style:text-properties officeooo:rsid="006042ad"/>
    </style:style>
    <style:style style:name="T22" style:family="text">
      <style:text-properties officeooo:rsid="00683d30"/>
    </style:style>
    <style:style style:name="T23" style:family="text">
      <style:text-properties officeooo:rsid="0068f8e0"/>
    </style:style>
    <style:style style:name="T24" style:family="text">
      <style:text-properties officeooo:rsid="0075d162"/>
    </style:style>
    <style:style style:name="T25" style:family="text">
      <style:text-properties officeooo:rsid="0084610d"/>
    </style:style>
    <style:style style:name="T26" style:family="text">
      <style:text-properties officeooo:rsid="00862393"/>
    </style:style>
    <style:style style:name="T27" style:family="text">
      <style:text-properties officeooo:rsid="008fba4a"/>
    </style:style>
    <style:style style:name="T28" style:family="text">
      <style:text-properties officeooo:rsid="0096c61e"/>
    </style:style>
    <style:style style:name="T29" style:family="text">
      <style:text-properties officeooo:rsid="00aa1694"/>
    </style:style>
    <style:style style:name="T30" style:family="text">
      <style:text-properties officeooo:rsid="00b27ee7"/>
    </style:style>
    <style:style style:name="T31" style:family="text">
      <style:text-properties officeooo:rsid="00b46592"/>
    </style:style>
    <style:style style:name="T32" style:family="text">
      <style:text-properties officeooo:rsid="00c8a68e"/>
    </style:style>
    <style:style style:name="T33" style:family="text">
      <style:text-properties officeooo:rsid="00cde9c4"/>
    </style:style>
    <style:style style:name="T34" style:family="text">
      <style:text-properties officeooo:rsid="00d224b2"/>
    </style:style>
    <style:style style:name="T35" style:family="text">
      <style:text-properties officeooo:rsid="00d62bc4"/>
    </style:style>
    <style:style style:name="T36" style:family="text">
      <style:text-properties officeooo:rsid="00da667a"/>
    </style:style>
    <style:style style:name="T37" style:family="text">
      <style:text-properties officeooo:rsid="00dced04"/>
    </style:style>
    <style:style style:name="T38" style:family="text">
      <style:text-properties officeooo:rsid="00e0fb59"/>
    </style:style>
    <style:style style:name="T39" style:family="text">
      <style:text-properties officeooo:rsid="00e718fa"/>
    </style:style>
    <style:style style:name="T40" style:family="text">
      <style:text-properties officeooo:rsid="00f1fe4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2">Elenco funzioni base:</text:h>
      <text:p text:style-name="P1"/>
      <text:list xml:id="list2648870954" text:style-name="L1">
        <text:list-item>
          <text:p text:style-name="P7">Funzionalità base:</text:p>
          <text:list>
            <text:list-item>
              <text:p text:style-name="P7"><text:span text:style-name="T1">Stringa</text:span>: <text:s/>Per inserire una stringa alfanumerica racchiuderla tra doppi apici. <text:span text:style-name="T2">Quando l’analizzatore sintattico riconosce una stringa e quindi definisce un token, </text:span><text:span text:style-name="T3">viene eseguita la funzione search() definita nel file serra.c, al quale viene passato come arfomento attraverso la variabile del lesser, yylex, l’intera stringa, </text:span><text:span text:style-name="T5">e poi passa il token al parser.</text:span></text:p>
              <text:list>
                <text:list-item>
                  <text:list>
                    <text:list-item>
                      <text:p text:style-name="P9">La funzione search<text:span text:style-name="T4">()</text:span> si occuperà di verificare se il simbolo nella tabella dei simboli, relativo alla stringa esiste già, in caso contrario lo generà e restituisce un puntatore alla posizione del simbolo all’interno della tabella, se esiste torna la posizione.</text:p>
                    </text:list-item>
                  </text:list>
                </text:list-item>
              </text:list>
              <text:p text:style-name="P10">Quando <text:span text:style-name="T6">viene passato il controllo al parser, la stringa </text:span><text:span text:style-name="T7">viene riconosciuta</text:span><text:span text:style-name="T6"> singolarmente come nell’esempio sotto, tramite l’apposita rule del parser, </text:span><text:span text:style-name="T7">per cui si ha che l’azione di tale regola invoca la funzione newString</text:span><text:span text:style-name="T8">() a cui viene passata la stringa </text:span><text:span text:style-name="T9">e restituisce </text:span><text:span text:style-name="T11">un puntatore ad una struct di tipo ast </text:span><text:span text:style-name="T12">che viene passato alla funzione eval che si trova nella regola principale del parser.</text:span></text:p>
              <text:p text:style-name="P11">La funzione eval() riconosce dal puntatore passato accedendo all’elemento nodetype della struct, <text:span text:style-name="T13">di che nodo si tratta, in quanto il puntatore ast è sostanzialmente il puntatore alla foglia dell’albero AST generato, pertanto riconoscendo il tipo ‘C’ , che sta per stringa, assegnerà a char *v il valore della stringa in questo contesto, pertanto eval ritornerà questo puntatore a stringa che verrà usato nella printf nell’azione della regola generale nel parser.</text:span></text:p>
              <text:p text:style-name="P12">Quindi se come nell’esempio qui sotto scrivo una stringa è invio, stamperà la stringa.</text:p>
              <text:p text:style-name="P12">Analogamente se avessi invocata la funzione incorporat<text:span text:style-name="T14">a </text:span>print “<text:span text:style-name="T14">stringa”</text:span></text:p>
            </text:list-item>
          </text:list>
        </text:list-item>
      </text:list>
      <text:p text:style-name="P2"/>
      <text:p text:style-name="P3">Esempio:<text:tab/>&gt;“Ciao a tutti” <text:s text:c="4"/><text:span text:style-name="T10">[+ INVIO]</text:span></text:p>
      <text:p text:style-name="P4"><text:tab/><text:tab/>Ciao a tutti</text:p>
      <text:p text:style-name="P4"><text:tab/><text:tab/><text:span text:style-name="T15">&gt;</text:span></text:p>
      <text:p text:style-name="P2"/>
      <text:list xml:id="list144549544458065" text:continue-numbering="true" text:style-name="L1">
        <text:list-item>
          <text:list>
            <text:list-item>
              <text:p text:style-name="P26">Creazione di una istanza di un oggetto device:</text:p>
              <text:list>
                <text:list-item>
                  <text:p text:style-name="P6"><text:span text:style-name="T16">Principalmente </text:span><text:span text:style-name="T17">abbiamo due modi </text:span><text:span text:style-name="T18">per creare un nuovo oggetto </text:span><text:span text:style-name="T19">device:</text:span></text:p>
                </text:list-item>
              </text:list>
            </text:list-item>
          </text:list>
        </text:list-item>
      </text:list>
      <text:list xml:id="list88503840" text:style-name="L2">
        <text:list-item>
          <text:list>
            <text:list-item>
              <text:list>
                <text:list-item>
                  <text:list>
                    <text:list-item>
                      <text:p text:style-name="P14">Inserimento <text:span text:style-name="T29">nuovo device </text:span><text:span text:style-name="T31">c</text:span>on lista delle relazioni tra i dispositivi nella topologia di rete<text:span text:style-name="T20">:</text:span></text:p>
                      <text:p text:style-name="P15">Quando viene riconosciuta ed eseguita questa rule del parser viene invocata, nell’azione relativa, la funzione defSymRef <text:span text:style-name="T21">( ) </text:span><text:span text:style-name="T22">che accetta come parametro </text:span><text:span text:style-name="T23">un puntatore al simbolo, un puntatore alla struttura argsList, che sostanzialmente è un puntatore al primo elemento della Lista di puntatori a simboli, e in infine un </text:span><text:soft-page-break/><text:span text:style-name="T23">puntatore alla struttura ast per eventuali funzioni, nel caso di un inserimento di un nuovo device sarà settato a NULL.</text:span></text:p>
                      <text:p text:style-name="P17">Questa funzione assegna il puntatore alla Lista nell’elemento della struttura symbol passata come argomento.</text:p>
                      <text:p text:style-name="P17">Pertanto quando accederemo attraverso il puntatore a tale struttura, ovvero accedendo ad un simbolo, avremo accesso anche alla Lista di puntatori a simboli, ovvero avremo un accesso alla Lista di altri devices.</text:p>
                      <text:p text:style-name="P16">Così facendo abbiamo anche definito un legame tra il dispositivo che stiamo inserendo e altri dispositivi.</text:p>
                      <text:p text:style-name="P18">Con questo puntatore quindi e con l’elemento potremmo accedere a questi <text:span text:style-name="T24">dispositivi.</text:span></text:p>
                      <text:p text:style-name="P23">Una volta invocata la funzione defSymRef, e fatto quanto detto sopra, <text:span text:style-name="T32">verrà invocata la funzione che si occuperà della creazione vera e propria </text:span><text:span text:style-name="T33">del device, cioè newDev, che accetta come parametri un puntatore al simbolo, <text:s/>che sarà il puntatore alla struct symbol definito dalla chiamata nel lexer, fatta durante il MATCH della stirnga, </text:span><text:span text:style-name="T34">che sarà òa stringa </text:span><text:span text:style-name="T33">corrispondente al nome del dispositivo che si sta inserendo, </text:span><text:span text:style-name="T35">poi accetta come parametro, puntatore alla Lista dei devices con cui il dispositivo che sis ta creando è connesso.</text:span></text:p>
                      <text:p text:style-name="P24">La funzione restituirà <text:span text:style-name="T36">void, </text:span><text:span text:style-name="T37">in quanto non ci serve che venga restituito alcun valore.</text:span></text:p>
                      <text:p text:style-name="P25">La funzione una volta inserito il nuovo device, verifica se è stato passato un puntatore <text:span text:style-name="T38">ad una eventuale Lista di devices, se esiste tale Lista </text:span><text:span text:style-name="T39">allora stamperà la lista e il puntatore inserito nella struct del device.</text:span></text:p>
                      <text:p text:style-name="P25"/>
                      <text:p text:style-name="P20">L’istruzione per inserire un nuovo dispositivo e i suoi collegamenti ad altri dispositivi è :</text:p>
                      <text:p text:style-name="P21">newDevice “<text:span text:style-name="T27">Nome Dispositivo </text:span><text:span text:style-name="T28">Nuovo</text:span><text:span text:style-name="T27">” → [“Dispositivo 1”, “Dispositivo 2”, ...]</text:span><text:span text:style-name="T2"> <text:s text:c="3"/></text:span><text:span text:style-name="T10">[+ INVIO]</text:span></text:p>
                      <text:p text:style-name="P22"/>
                    </text:list-item>
                    <text:list-item>
                      <text:p text:style-name="P13">Inserimento <text:span text:style-name="T30">semplice</text:span> di un nuovo device:</text:p>
                      <text:p text:style-name="P19">A differenza di quanto descritto sopra non verrà creata una lista <text:span text:style-name="T25">e quindi il parametro della Lista </text:span><text:span text:style-name="T26">sarà NULL </text:span><text:span text:style-name="T40">e ovviamente non verrà stampata alcuna Lista.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30T17:41:18.088704926</meta:creation-date>
    <dc:date>2020-07-01T14:45:49.432415216</dc:date>
    <meta:editing-duration>PT4H53M48S</meta:editing-duration>
    <meta:editing-cycles>78</meta:editing-cycles>
    <meta:generator>LibreOffice/6.4.4.2$Linux_X86_64 LibreOffice_project/40$Build-2</meta:generator>
    <meta:document-statistic meta:table-count="0" meta:image-count="0" meta:object-count="0" meta:page-count="2" meta:paragraph-count="26" meta:word-count="643" meta:character-count="4097" meta:non-whitespace-character-count="3478"/>
  </office:meta>
</office:document-meta>
</file>